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6184" calcext:value-type="float">
            <text:p>98.2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0136" calcext:value-type="float">
            <text:p>97.1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1664" calcext:value-type="float">
            <text:p>96.3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2896" calcext:value-type="float">
            <text:p>96.3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9056" calcext:value-type="float">
            <text:p>96.0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7136" calcext:value-type="float">
            <text:p>95.9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9016" calcext:value-type="float">
            <text:p>95.7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7952" calcext:value-type="float">
            <text:p>95.6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7056" calcext:value-type="float">
            <text:p>95.3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7056" calcext:value-type="float">
            <text:p>95.3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1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9312" calcext:value-type="float">
            <text:p>95.0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424" calcext:value-type="float">
            <text:p>94.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9272" calcext:value-type="float">
            <text:p>94.7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2448" calcext:value-type="float">
            <text:p>94.2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2512" calcext:value-type="float">
            <text:p>94.0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5768" calcext:value-type="float">
            <text:p>94.1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508" calcext:value-type="float">
            <text:p>93.9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2136" calcext:value-type="float">
            <text:p>94.0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1928" calcext:value-type="float">
            <text:p>93.9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504" calcext:value-type="float">
            <text:p>93.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0904" calcext:value-type="float">
            <text:p>94.1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1344" calcext:value-type="float">
            <text:p>93.8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6584" calcext:value-type="float">
            <text:p>93.8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3432" calcext:value-type="float">
            <text:p>93.7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5816" calcext:value-type="float">
            <text:p>93.0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016" calcext:value-type="float">
            <text:p>92.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9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452" calcext:value-type="float">
            <text:p>93.3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5152" calcext:value-type="float">
            <text:p>92.2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1" calcext:value-type="float">
            <text:p>91.8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7912" calcext:value-type="float">
            <text:p>91.4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8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24" calcext:value-type="float">
            <text:p>91.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8912" calcext:value-type="float">
            <text:p>91.8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8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668" calcext:value-type="float">
            <text:p>91.5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4488" calcext:value-type="float">
            <text:p>91.5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3592" calcext:value-type="float">
            <text:p>91.2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516" calcext:value-type="float">
            <text:p>90.8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8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652" calcext:value-type="float">
            <text:p>90.2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7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7552" calcext:value-type="float">
            <text:p>88.6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7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9288" calcext:value-type="float">
            <text:p>88.0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6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